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3465a4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 style:list-style-name="L2">
      <style:graphic-properties draw:stroke="solid" svg:stroke-width="0cm" svg:stroke-color="#3465a4" draw:fill="none" draw:textarea-vertical-align="middle" draw:auto-grow-height="false" draw:fit-to-size="false" fo:min-height="2.214cm" fo:min-width="4.158cm" fo:padding-top="0.125cm" fo:padding-bottom="0.125cm" fo:padding-left="0.25cm" fo:padding-right="0.25cm" fo:wrap-option="no-wrap"/>
    </style:style>
    <style:style style:name="gr3" style:family="graphic" style:parent-style-name="standard" style:list-style-name="L1">
      <style:graphic-properties draw:stroke="solid" svg:stroke-width="0cm" svg:stroke-color="#3465a4" draw:fill="none" draw:textarea-horizontal-align="center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 style:list-style-name="L1">
      <style:graphic-properties draw:stroke="solid" svg:stroke-width="0cm" svg:stroke-color="#3465a4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2">
      <style:graphic-properties draw:stroke="solid" svg:stroke-width="0cm" svg:stroke-color="#3465a4" draw:fill="none" draw:textarea-vertical-align="middle" draw:auto-grow-height="false" draw:fit-to-size="false" fo:min-height="2.58cm" fo:min-width="3.84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svg:stroke-color="#0066ff" draw:fill="none" draw:textarea-vertical-align="middle"/>
    </style:style>
    <style:style style:name="gr8" style:family="graphic" style:parent-style-name="standard" style:list-style-name="L1">
      <style:graphic-properties draw:stroke="solid" svg:stroke-width="0cm" svg:stroke-color="#3465a4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1">
      <style:graphic-properties draw:stroke="solid" svg:stroke-width="0cm" svg:stroke-color="#3465a4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P1" style:family="paragraph">
      <style:paragraph-properties fo:margin-top="0cm" fo:margin-bottom="0cm" fo:line-height="100%" fo:text-align="center"/>
      <style:text-properties fo:font-size="6.69999980926514pt" style:font-size-asian="10pt" style:font-size-complex="10pt"/>
    </style:style>
    <style:style style:name="P2" style:family="paragraph">
      <style:paragraph-properties fo:margin-top="0cm" fo:margin-bottom="0cm" fo:line-height="100%" fo:text-align="justify"/>
      <style:text-properties fo:font-size="6.69999980926514pt" style:font-size-asian="10pt" style:font-size-complex="10pt"/>
    </style:style>
    <style:style style:name="P3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6.69999980926514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 fo:line-height="100%" fo:text-align="center"/>
      <style:text-properties fo:font-size="6.69999980926514pt" fo:font-weight="bold" style:font-size-asian="10pt" style:font-weight-asian="bold" style:font-size-complex="10pt" style:font-weight-complex="bold"/>
    </style:style>
    <style:style style:name="P7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6.69999980926514pt" fo:font-weight="bol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bold" style:font-name-asian="DejaVu Sans" style:font-style-asian="normal" style:font-weight-asian="bold" style:font-name-complex="DejaVu Sans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name="CustomShape 15" draw:style-name="gr1" draw:text-style-name="P3" xml:id="id1" draw:id="id1" draw:layer="layout" svg:width="2cm" svg:height="1.672cm" svg:x="4.301cm" svg:y="2.11cm">
          <text:p text:style-name="P1"><text:span text:style-name="T1">Archivo PDB</text:span></text:p>
          <text:list text:style-name="L1">
            <text:list-item>
              <text:p text:style-name="P2"><text:span text:style-name="T1">Proteína</text:span></text:p>
            </text:list-item>
            <text:list-item>
              <text:p text:style-name="P2"><text:span text:style-name="T1">ARN</text:span></text:p>
            </text:list-item>
            <text:list-item>
              <text:p text:style-name="P2"><text:span text:style-name="T1">ADN</text:span></text:p>
            </text:list-item>
            <text:list-item>
              <text:p text:style-name="P2"><text:span text:style-name="T1">Ligand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" draw:text-style-name="P3" xml:id="id2" draw:id="id2" draw:layer="layout" svg:width="4.657cm" svg:height="2.463cm" svg:x="9.503cm" svg:y="4.128cm">
          <text:p text:style-name="P1"><text:span text:style-name="T1">ANM serv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" draw:text-style-name="P3" xml:id="id4" draw:id="id4" draw:layer="layout" svg:width="5.603cm" svg:height="1.956cm" svg:x="1.3cm" svg:y="4.412cm">
          <text:p text:style-name="P1"><text:span text:style-name="T1">Opciones</text:span></text:p>
          <text:list text:style-name="L1">
            <text:list-item>
              <text:p text:style-name="P2"><text:span text:style-name="T1">Cadena</text:span></text:p>
            </text:list-item>
            <text:list-item>
              <text:p text:style-name="P2"><text:span text:style-name="T1">Distancia de corte</text:span></text:p>
            </text:list-item>
            <text:list-item>
              <text:p text:style-name="P2"><text:span text:style-name="T1">Factor de peso de la distancia de equilibrio</text:span></text:p>
            </text:list-item>
            <text:list-item>
              <text:p text:style-name="P2"><text:span text:style-name="T1">Número de modos</text:span></text:p>
            </text:list-item>
            <text:list-item>
              <text:p text:style-name="P2"><text:span text:style-name="T1">Visualizad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" draw:text-style-name="P3" xml:id="id3" draw:id="id3" draw:layer="layout" svg:width="6.551cm" svg:height="1.388cm" svg:x="0.4cm" svg:y="7.112cm">
          <text:p text:style-name="P1"><text:span text:style-name="T1">Opciones Avanzadas</text:span></text:p>
          <text:list text:style-name="L1">
            <text:list-item>
              <text:p text:style-name="P2"><text:span text:style-name="T1">Selección nodos de la proteína</text:span></text:p>
            </text:list-item>
            <text:list-item>
              <text:p text:style-name="P2"><text:span text:style-name="T1">Selección ligandos de la proteína</text:span></text:p>
            </text:list-item>
            <text:list-item>
              <text:p text:style-name="P2"><text:span text:style-name="T1">Selección distancias de corte para nodos y ligando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" draw:text-style-name="P3" xml:id="id5" draw:id="id5" draw:layer="layout" svg:width="4.339cm" svg:height="2.829cm" draw:transform="skewX (-0.00139626340159546) translate (15.551cm 3.971cm)">
          <text:p text:style-name="P1"><text:span text:style-name="T1">Autovalores más bajos</text:span></text:p>
          <text:p text:style-name="P1"><text:span text:style-name="T1">Autovectores más bajos</text:span></text:p>
          <text:p text:style-name="P1"><text:span text:style-name="T1">Matriz Hessiana</text:span></text:p>
          <text:p text:style-name="P1"><text:span text:style-name="T1">Factores b teóricos</text:span></text:p>
          <text:p text:style-name="P1"><text:span text:style-name="T1">Correlaciones</text:span></text:p>
          <text:p text:style-name="P1"><text:span text:style-name="T1">Constante del resorte</text:span></text:p>
          <text:p text:style-name="P1"><text:span text:style-name="T1">Energìa de deformación</text:span></text:p>
          <text:p text:style-name="P1"><text:span text:style-name="T1">Scripts en PyMol para visualizar</text:span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4" draw:layer="layout" draw:line-skew="-0.301cm" svg:x1="6.301cm" svg:y1="2.946cm" svg:x2="9.503cm" svg:y2="5.359cm" draw:start-shape="id1" draw:start-glue-point="1" draw:end-shape="id2" svg:d="M6301 2946h1300v2413h1902" svg:viewBox="0 0 3203 2414">
          <text:p/>
        </draw:connector>
        <draw:connector draw:style-name="gr6" draw:text-style-name="P4" draw:layer="layout" draw:line-skew="-0.575cm" svg:x1="6.951cm" svg:y1="7.806cm" svg:x2="9.503cm" svg:y2="5.359cm" draw:start-shape="id3" draw:start-glue-point="1" draw:end-shape="id2" draw:end-glue-point="3" svg:d="M6951 7806h700v-2447h1852" svg:viewBox="0 0 2553 2448">
          <text:p/>
        </draw:connector>
        <draw:connector draw:style-name="gr7" draw:text-style-name="P5" draw:layer="layout" draw:type="line" svg:x1="6.903cm" svg:y1="5.39cm" svg:x2="9.503cm" svg:y2="5.359cm" draw:start-shape="id4" draw:start-glue-point="1" draw:end-shape="id2" draw:end-glue-point="3" svg:d="M6903 5390l2600-31" svg:viewBox="0 0 2601 32">
          <text:p/>
        </draw:connector>
        <draw:custom-shape draw:name="CustomShape 15" draw:style-name="gr8" draw:text-style-name="P7" draw:layer="layout" svg:width="1.65cm" svg:height="0.536cm" svg:x="4.393cm" svg:y="1.24cm">
          <text:p text:style-name="P6"><text:span text:style-name="T2">ENTR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" draw:text-style-name="P7" draw:layer="layout" svg:width="1.379cm" svg:height="0.536cm" svg:x="16.994cm" svg:y="1.312cm">
          <text:p text:style-name="P6"><text:span text:style-name="T2">SALI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5" draw:layer="layout" draw:type="line" svg:x1="14.16cm" svg:y1="5.359cm" svg:x2="15.553cm" svg:y2="5.385cm" draw:start-shape="id2" draw:start-glue-point="1" draw:end-shape="id5" draw:end-glue-point="3" svg:d="M14160 5359l1393 26" svg:viewBox="0 0 1394 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10:27:09.320969914</meta:creation-date>
    <dc:date>2017-05-02T11:58:39.017477123</dc:date>
    <meta:editing-duration>PT37M24S</meta:editing-duration>
    <meta:editing-cycles>6</meta:editing-cycles>
    <meta:generator>LibreOffice/4.4.6.3$Linux_X86_64 LibreOffice_project/40m0$Build-3</meta:generator>
    <meta:document-statistic meta:object-count="11"/>
  </office:meta>
</office:document-meta>
</file>